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4">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5"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6" style:family="table-cell" style:parent-style-name="Normal_32_78" style:data-style-name="N0">
      <style:table-cell-properties fo:border="thin solid #000000" style:vertical-align="middle" fo:wrap-option="wrap" fo:background-color="transparent"/>
      <style:text-properties fo:font-size="11pt" style:font-size-asian="11pt" style:font-size-complex="11pt"/>
    </style:style>
    <style:style style:name="ce17" style:family="table-cell" style:parent-style-name="Normal_32_78" style:data-style-name="N0">
      <style:table-cell-properties fo:border="thin solid #000000" style:vertical-align="middle" fo:background-color="#FFFFFF" style:cell-protect="none"/>
    </style:style>
    <style:style style:name="ce18" style:family="table-cell" style:parent-style-name="Normal_32_78" style:data-style-name="N0">
      <style:table-cell-properties fo:border="thin solid #000000" style:vertical-align="middle" fo:background-color="transparent" style:cell-protect="none"/>
    </style:style>
    <style:style style:name="ce19"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20"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1" style:family="table-cell" style:parent-style-name="Normal_32_4" style:data-style-name="N0">
      <style:table-cell-properties fo:border-top="none" fo:border-bottom="none" fo:border-left="thin solid #000000" fo:border-right="thin solid #000000" style:vertical-align="automatic" fo:wrap-option="wrap" fo:background-color="transparent" style:cell-protect="none"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6"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0">
      <style:table-cell-properties fo:border="thin solid #000000" style:vertical-align="middle" fo:background-color="#FFFFFF" style:cell-protect="none"/>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ce39"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2" style:base-cell-address="Data_sheet.B4"/>
    </style:style>
    <style:style style:name="ce40"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2" style:base-cell-address="Data_sheet.C4"/>
    </style:style>
    <style:style style:name="ce4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2" style:base-cell-address="Data_sheet.D4"/>
    </style:style>
    <style:style style:name="ce4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2" style:base-cell-address="Data_sheet.D4"/>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44"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2" style:base-cell-address="Data_sheet.E4"/>
    </style:style>
    <style:style style:name="ce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2" style:base-cell-address="Data_sheet.E4"/>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4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2" style:base-cell-address="Data_sheet.F4"/>
    </style:style>
    <style:style style:name="ce4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2" style:base-cell-address="Data_sheet.F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2" style:base-cell-address="Data_sheet.F9"/>
    </style:style>
    <style:style style:name="ce5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5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5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5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5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2" style:base-cell-address="Data_sheet.T4"/>
    </style:style>
    <style:style style:name="ce5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5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2" style:base-cell-address="Data_sheet.W4"/>
    </style:style>
    <style:style style:name="ce5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2" style:base-cell-address="Data_sheet.V4"/>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2" style:base-cell-address="Data_sheet.G9"/>
    </style:style>
    <style:style style:name="ce59"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2" style:base-cell-address="Data_sheet.G4"/>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2" style:base-cell-address="Data_sheet.G4"/>
    </style:style>
    <style:style style:name="ce6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2" style:base-cell-address="Data_sheet.H4"/>
    </style:style>
    <style:style style:name="ce6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2" style:base-cell-address="Data_sheet.H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2" style:base-cell-address="Data_sheet.H9"/>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2" style:base-cell-address="Data_sheet.I9"/>
    </style:style>
    <style:style style:name="ce65"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2" style:base-cell-address="Data_sheet.I4"/>
    </style:style>
    <style:style style:name="ce6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2" style:base-cell-address="Data_sheet.I4"/>
    </style:style>
    <style:style style:name="ce67"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2" style:base-cell-address="Data_sheet.J4"/>
    </style:style>
    <style:style style:name="ce6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2" style:base-cell-address="Data_sheet.J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2" style:base-cell-address="Data_sheet.J9"/>
    </style:style>
    <style:style style:name="ce70"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2" style:base-cell-address="Data_sheet.K4"/>
    </style:style>
    <style:style style:name="ce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2" style:base-cell-address="Data_sheet.K4"/>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2" style:base-cell-address="Data_sheet.K9"/>
    </style:style>
    <style:style style:name="ce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2" style:base-cell-address="Data_sheet.M4"/>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2" style:base-cell-address="Data_sheet.L4"/>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4]));ISBLANK([.O4])))" style:apply-style-name="cf2" style:base-cell-address="Data_sheet.O4"/>
    </style:style>
    <style:style style:name="ce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2" style:base-cell-address="Data_sheet.N4"/>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7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7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8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2" style:base-cell-address="Data_sheet.Y9"/>
    </style:style>
    <style:style style:name="ce8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2" style:base-cell-address="Data_sheet.X9"/>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39">
            <text:p>Ministerial Department</text:p>
          </table:table-cell>
          <table:table-cell office:value-type="string" table:style-name="ce40">
            <text:p>Department for Work and Pensions</text:p>
          </table:table-cell>
          <table:table-cell office:value-type="float" office:value="34191" table:style-name="ce41">
            <text:p>34,191</text:p>
          </table:table-cell>
          <table:table-cell office:value-type="float" office:value="29329.95" table:style-name="ce44">
            <text:p>29,329.95</text:p>
          </table:table-cell>
          <table:table-cell office:value-type="float" office:value="37942" table:style-name="ce47">
            <text:p>37,942</text:p>
          </table:table-cell>
          <table:table-cell office:value-type="float" office:value="33820.449999999997" table:style-name="ce59">
            <text:p>33,820.45</text:p>
          </table:table-cell>
          <table:table-cell office:value-type="float" office:value="9474" table:style-name="ce61">
            <text:p>9,474</text:p>
          </table:table-cell>
          <table:table-cell office:value-type="float" office:value="9036.4" table:style-name="ce65">
            <text:p>9,036.40</text:p>
          </table:table-cell>
          <table:table-cell office:value-type="float" office:value="2309" table:style-name="ce67">
            <text:p>2,309</text:p>
          </table:table-cell>
          <table:table-cell office:value-type="float" office:value="2235.59" table:style-name="ce70">
            <text:p>2,235.59</text:p>
          </table:table-cell>
          <table:table-cell office:value-type="float" office:value="207" table:style-name="ce74">
            <text:p>207</text:p>
          </table:table-cell>
          <table:table-cell office:value-type="float" office:value="202.21" table:style-name="ce73">
            <text:p>202.21</text:p>
          </table:table-cell>
          <table:table-cell table:style-name="ce76"/>
          <table:table-cell table:style-name="ce75"/>
          <table:table-cell office:value-type="float" office:value="84123" table:formula="of:=[.D4]+[.F4]+[.H4]+[.J4]+[.L4]+[.N4]" table:content-validation-name="val1" table:style-name="ce12">
            <text:p>84,123</text:p>
          </table:table-cell>
          <table:table-cell office:value-type="float" office:value="74624.599999999991" table:formula="of:=[.E4]+[.G4]+[.I4]+[.K4]+[.M4]+[.O4]" table:content-validation-name="val1" table:style-name="ce12">
            <text:p>74,625</text:p>
          </table:table-cell>
          <table:table-cell table:style-name="ce51"/>
          <table:table-cell table:style-name="ce50"/>
          <table:table-cell office:value-type="float" office:value="399" table:style-name="ce51">
            <text:p>399</text:p>
          </table:table-cell>
          <table:table-cell office:value-type="float" office:value="399" table:style-name="ce50">
            <text:p>399</text:p>
          </table:table-cell>
          <table:table-cell table:style-name="ce57"/>
          <table:table-cell table:style-name="ce56"/>
          <table:table-cell table:style-name="ce54"/>
          <table:table-cell table:style-name="ce53"/>
          <table:table-cell office:value-type="float" office:value="399" table:formula="of:=[.R4]+[.T4]+[.V4]+[.X4]" table:style-name="ce12">
            <text:p>399</text:p>
          </table:table-cell>
          <table:table-cell office:value-type="float" office:value="399" table:formula="of:=[.S4]+[.U4]+[.W4]+[.Y4]" table:style-name="ce12">
            <text:p>399</text:p>
          </table:table-cell>
          <table:table-cell office:value-type="float" office:value="84522" table:formula="of:=[.P4]+[.Z4]" table:content-validation-name="val1" table:style-name="ce12">
            <text:p>84,522</text:p>
          </table:table-cell>
          <table:table-cell office:value-type="float" office:value="75023.599999999991" table:formula="of:=[.Q4]+[.AA4]" table:content-validation-name="val1" table:style-name="ce12">
            <text:p>75,024</text:p>
          </table:table-cell>
          <table:table-cell office:value-type="currency" office:value="157172364.38000003" table:content-validation-name="val2" table:style-name="ce14">
            <text:p>£157,172,364.38</text:p>
          </table:table-cell>
          <table:table-cell office:value-type="currency" office:value="2131412.5299999998" table:content-validation-name="val2" table:style-name="ce14">
            <text:p>£2,131,412.53</text:p>
          </table:table-cell>
          <table:table-cell office:value-type="currency" office:value="264279.45" table:content-validation-name="val2" table:style-name="ce14">
            <text:p>£264,279.45</text:p>
          </table:table-cell>
          <table:table-cell office:value-type="currency" office:value="1840033.2100000002" table:content-validation-name="val2" table:style-name="ce14">
            <text:p>£1,840,033.21</text:p>
          </table:table-cell>
          <table:table-cell office:value-type="currency" office:value="31654142.52" table:content-validation-name="val2" table:style-name="ce14">
            <text:p>£31,654,142.52</text:p>
          </table:table-cell>
          <table:table-cell office:value-type="currency" office:value="13588202.440000001" table:content-validation-name="val2" table:style-name="ce14">
            <text:p>£13,588,202.44</text:p>
          </table:table-cell>
          <table:table-cell office:value-type="currency" office:value="206650434.53000003" table:formula="of:=SUM([.AD4:.AI4])" table:style-name="ce15">
            <text:p>£206,650,434.53</text:p>
          </table:table-cell>
          <table:table-cell office:value-type="currency" office:value="8066029" table:content-validation-name="val2" table:style-name="ce14">
            <text:p>£8,066,029.00</text:p>
          </table:table-cell>
          <table:table-cell office:value-type="currency" office:value="421639" table:content-validation-name="val3" table:style-name="ce14">
            <text:p>£421,639.00</text:p>
          </table:table-cell>
          <table:table-cell office:value-type="currency" office:value="8487668" table:formula="of:=SUM([.AK4:.AL4])" table:style-name="ce15">
            <text:p>£8,487,668.00</text:p>
          </table:table-cell>
          <table:table-cell office:value-type="currency" office:value="215138102.53000003" table:formula="of:=[.AJ4]+[.AM4]" table:style-name="ce15">
            <text:p>£215,138,102.53</text:p>
          </table:table-cell>
          <table:table-cell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39">
            <text:p>Crown Non Departmental Public Body</text:p>
          </table:table-cell>
          <table:table-cell office:value-type="string" table:style-name="ce40">
            <text:p>Department for Work and Pensions</text:p>
          </table:table-cell>
          <table:table-cell office:value-type="float" office:value="401" table:style-name="ce42">
            <text:p>401</text:p>
          </table:table-cell>
          <table:table-cell office:value-type="float" office:value="350.67" table:style-name="ce45">
            <text:p>350.67</text:p>
          </table:table-cell>
          <table:table-cell office:value-type="float" office:value="419" table:style-name="ce48">
            <text:p>419</text:p>
          </table:table-cell>
          <table:table-cell office:value-type="float" office:value="386.87" table:style-name="ce60">
            <text:p>386.87</text:p>
          </table:table-cell>
          <table:table-cell office:value-type="float" office:value="1378" table:style-name="ce62">
            <text:p>1378</text:p>
          </table:table-cell>
          <table:table-cell office:value-type="float" office:value="1297.82" table:style-name="ce66">
            <text:p>1297.82</text:p>
          </table:table-cell>
          <table:table-cell office:value-type="float" office:value="447" table:style-name="ce68">
            <text:p>447</text:p>
          </table:table-cell>
          <table:table-cell office:value-type="float" office:value="420.93" table:style-name="ce71">
            <text:p>420.93</text:p>
          </table:table-cell>
          <table:table-cell office:value-type="float" office:value="27" table:style-name="ce74">
            <text:p>27</text:p>
          </table:table-cell>
          <table:table-cell office:value-type="float" office:value="26.4" table:style-name="ce73">
            <text:p>26.4</text:p>
          </table:table-cell>
          <table:table-cell table:style-name="ce76"/>
          <table:table-cell table:style-name="ce75"/>
          <table:table-cell office:value-type="float" office:value="2672" table:formula="of:=[.D5]+[.F5]+[.H5]+[.J5]+[.L5]+[.N5]" table:content-validation-name="val1" table:style-name="ce12">
            <text:p>2,672</text:p>
          </table:table-cell>
          <table:table-cell office:value-type="float" office:value="2482.69" table:formula="of:=[.E5]+[.G5]+[.I5]+[.K5]+[.M5]+[.O5]" table:content-validation-name="val1" table:style-name="ce12">
            <text:p>2,483</text:p>
          </table:table-cell>
          <table:table-cell table:style-name="ce51"/>
          <table:table-cell table:style-name="ce50"/>
          <table:table-cell office:value-type="float" office:value="6" table:style-name="ce55">
            <text:p>6</text:p>
          </table:table-cell>
          <table:table-cell office:value-type="float" office:value="6" table:style-name="ce52">
            <text:p>6</text:p>
          </table:table-cell>
          <table:table-cell office:value-type="float" office:value="1" table:style-name="ce57">
            <text:p>1</text:p>
          </table:table-cell>
          <table:table-cell office:value-type="float" office:value="1" table:style-name="ce56">
            <text:p>1</text:p>
          </table:table-cell>
          <table:table-cell table:style-name="ce51"/>
          <table:table-cell table:style-name="ce50"/>
          <table:table-cell office:value-type="float" office:value="7" table:formula="of:=[.R5]+[.T5]+[.V5]+[.X5]" table:style-name="ce12">
            <text:p>7</text:p>
          </table:table-cell>
          <table:table-cell office:value-type="float" office:value="7" table:formula="of:=[.S5]+[.U5]+[.W5]+[.Y5]" table:style-name="ce12">
            <text:p>7</text:p>
          </table:table-cell>
          <table:table-cell office:value-type="float" office:value="2679" table:formula="of:=[.P5]+[.Z5]" table:content-validation-name="val1" table:style-name="ce12">
            <text:p>2,679</text:p>
          </table:table-cell>
          <table:table-cell office:value-type="float" office:value="2489.69" table:formula="of:=[.Q5]+[.AA5]" table:content-validation-name="val1" table:style-name="ce12">
            <text:p>2,490</text:p>
          </table:table-cell>
          <table:table-cell office:value-type="currency" office:value="8721293.0300000012" table:content-validation-name="val2" table:style-name="ce14">
            <text:p>£8,721,293.03</text:p>
          </table:table-cell>
          <table:table-cell office:value-type="currency" office:value="138099.46000000005" table:content-validation-name="val2" table:style-name="ce14">
            <text:p>£138,099.46</text:p>
          </table:table-cell>
          <table:table-cell office:value-type="currency" office:value="595" table:content-validation-name="val2" table:style-name="ce14">
            <text:p>£595.00</text:p>
          </table:table-cell>
          <table:table-cell office:value-type="currency" office:value="29699.160000000007" table:content-validation-name="val2" table:style-name="ce14">
            <text:p>£29,699.16</text:p>
          </table:table-cell>
          <table:table-cell office:value-type="currency" office:value="1848085.9299999997" table:content-validation-name="val2" table:style-name="ce14">
            <text:p>£1,848,085.93</text:p>
          </table:table-cell>
          <table:table-cell office:value-type="currency" office:value="954917.95" table:content-validation-name="val2" table:style-name="ce14">
            <text:p>£954,917.95</text:p>
          </table:table-cell>
          <table:table-cell office:value-type="currency" office:value="11692690.530000001" table:formula="of:=SUM([.AD5:.AI5])" table:style-name="ce15">
            <text:p>£11,692,690.53</text:p>
          </table:table-cell>
          <table:table-cell office:value-type="currency" office:value="80198.100000000006" table:content-validation-name="val2" table:style-name="ce14">
            <text:p>£80,198.10</text:p>
          </table:table-cell>
          <table:table-cell office:value-type="currency" office:value="0" table:content-validation-name="val2" table:style-name="ce14">
            <text:p>£0.00</text:p>
          </table:table-cell>
          <table:table-cell office:value-type="currency" office:value="80198.100000000006" table:formula="of:=SUM([.AK5:.AL5])" table:style-name="ce15">
            <text:p>£80,198.10</text:p>
          </table:table-cell>
          <table:table-cell office:value-type="currency" office:value="11772888.630000001" table:formula="of:=[.AJ5]+[.AM5]" table:style-name="ce15">
            <text:p>£11,772,888.63</text:p>
          </table:table-cell>
          <table:table-cell table:content-validation-name="val1"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39">
            <text:p>Executive Non-Departmental Public Body</text:p>
          </table:table-cell>
          <table:table-cell office:value-type="string" table:style-name="ce40">
            <text:p>Department for Work and Pensions</text:p>
          </table:table-cell>
          <table:table-cell table:style-name="ce42"/>
          <table:table-cell table:style-name="ce45"/>
          <table:table-cell table:style-name="ce48"/>
          <table:table-cell table:style-name="ce60"/>
          <table:table-cell table:style-name="ce62"/>
          <table:table-cell table:style-name="ce66"/>
          <table:table-cell table:style-name="ce68"/>
          <table:table-cell table:style-name="ce71"/>
          <table:table-cell table:style-name="ce74"/>
          <table:table-cell table:style-name="ce73"/>
          <table:table-cell office:value-type="float" office:value="256" table:style-name="ce76">
            <text:p>256</text:p>
          </table:table-cell>
          <table:table-cell office:value-type="float" office:value="236.71" table:style-name="ce75">
            <text:p>236.71</text:p>
          </table:table-cell>
          <table:table-cell office:value-type="float" office:value="256" table:formula="of:=[.D6]+[.F6]+[.H6]+[.J6]+[.L6]+[.N6]" table:content-validation-name="val1" table:style-name="ce12">
            <text:p>256</text:p>
          </table:table-cell>
          <table:table-cell office:value-type="float" office:value="236.71" table:formula="of:=[.E6]+[.G6]+[.I6]+[.K6]+[.M6]+[.O6]" table:content-validation-name="val1" table:style-name="ce12">
            <text:p>237</text:p>
          </table:table-cell>
          <table:table-cell table:style-name="ce51"/>
          <table:table-cell table:style-name="ce50"/>
          <table:table-cell office:value-type="float" office:value="11" table:style-name="ce54">
            <text:p>11</text:p>
          </table:table-cell>
          <table:table-cell office:value-type="float" office:value="7.63" table:style-name="ce53">
            <text:p>7.63</text:p>
          </table:table-cell>
          <table:table-cell table:style-name="ce51"/>
          <table:table-cell table:style-name="ce50"/>
          <table:table-cell table:style-name="ce54"/>
          <table:table-cell table:style-name="ce53"/>
          <table:table-cell office:value-type="float" office:value="11" table:formula="of:=[.R6]+[.T6]+[.V6]+[.X6]" table:style-name="ce12">
            <text:p>11</text:p>
          </table:table-cell>
          <table:table-cell office:value-type="float" office:value="7.63" table:formula="of:=[.S6]+[.U6]+[.W6]+[.Y6]" table:style-name="ce12">
            <text:p>8</text:p>
          </table:table-cell>
          <table:table-cell office:value-type="float" office:value="267" table:formula="of:=[.P6]+[.Z6]" table:content-validation-name="val1" table:style-name="ce12">
            <text:p>267</text:p>
          </table:table-cell>
          <table:table-cell office:value-type="float" office:value="244.34" table:formula="of:=[.Q6]+[.AA6]" table:content-validation-name="val1" table:style-name="ce12">
            <text:p>244</text:p>
          </table:table-cell>
          <table:table-cell office:value-type="currency" office:value="1169641.3899999999" table:content-validation-name="val2" table:style-name="ce14">
            <text:p>£1,169,641.39</text:p>
          </table:table-cell>
          <table:table-cell table:content-validation-name="val2" table:style-name="ce14"/>
          <table:table-cell office:value-type="currency" office:value="0" table:content-validation-name="val2" table:style-name="ce14">
            <text:p>£0.00</text:p>
          </table:table-cell>
          <table:table-cell office:value-type="currency" office:value="0" table:content-validation-name="val2" table:style-name="ce14">
            <text:p>£0.00</text:p>
          </table:table-cell>
          <table:table-cell office:value-type="currency" office:value="85196.58" table:content-validation-name="val2" table:style-name="ce14">
            <text:p>£85,196.58</text:p>
          </table:table-cell>
          <table:table-cell office:value-type="currency" office:value="138648.07" table:content-validation-name="val2" table:style-name="ce14">
            <text:p>£138,648.07</text:p>
          </table:table-cell>
          <table:table-cell office:value-type="currency" office:value="1393486.04" table:formula="of:=SUM([.AD6:.AI6])" table:style-name="ce15">
            <text:p>£1,393,486.04</text:p>
          </table:table-cell>
          <table:table-cell office:value-type="currency" office:value="188656.49" table:content-validation-name="val2" table:style-name="ce14">
            <text:p>£188,656.49</text:p>
          </table:table-cell>
          <table:table-cell office:value-type="currency" office:value="0" table:content-validation-name="val2" table:style-name="ce14">
            <text:p>£0.00</text:p>
          </table:table-cell>
          <table:table-cell office:value-type="currency" office:value="188656.49" table:formula="of:=SUM([.AK6:.AL6])" table:style-name="ce15">
            <text:p>£188,656.49</text:p>
          </table:table-cell>
          <table:table-cell office:value-type="currency" office:value="1582142.53" table:formula="of:=[.AJ6]+[.AM6]" table:style-name="ce15">
            <text:p>£1,582,142.53</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39">
            <text:p>Executive Non-Departmental Public Body</text:p>
          </table:table-cell>
          <table:table-cell office:value-type="string" table:style-name="ce40">
            <text:p>Department for Work and Pensions</text:p>
          </table:table-cell>
          <table:table-cell table:style-name="ce42"/>
          <table:table-cell table:style-name="ce45"/>
          <table:table-cell table:style-name="ce48"/>
          <table:table-cell table:style-name="ce60"/>
          <table:table-cell table:style-name="ce62"/>
          <table:table-cell table:style-name="ce66"/>
          <table:table-cell table:style-name="ce68"/>
          <table:table-cell table:style-name="ce71"/>
          <table:table-cell table:style-name="ce74"/>
          <table:table-cell table:style-name="ce73"/>
          <table:table-cell office:value-type="float" office:value="85" table:style-name="ce76">
            <text:p>85</text:p>
          </table:table-cell>
          <table:table-cell office:value-type="float" office:value="76.260000000000005" table:style-name="ce75">
            <text:p>76.26</text:p>
          </table:table-cell>
          <table:table-cell office:value-type="float" office:value="85" table:formula="of:=[.D7]+[.F7]+[.H7]+[.J7]+[.L7]+[.N7]" table:content-validation-name="val1" table:style-name="ce12">
            <text:p>85</text:p>
          </table:table-cell>
          <table:table-cell office:value-type="float" office:value="76.260000000000005" table:formula="of:=[.E7]+[.G7]+[.I7]+[.K7]+[.M7]+[.O7]" table:content-validation-name="val1" table:style-name="ce12">
            <text:p>76</text:p>
          </table:table-cell>
          <table:table-cell office:value-type="float" office:value="5" table:style-name="ce51">
            <text:p>5</text:p>
          </table:table-cell>
          <table:table-cell office:value-type="float" office:value="5" table:style-name="ce50">
            <text:p>5</text:p>
          </table:table-cell>
          <table:table-cell office:value-type="float" office:value="2" table:style-name="ce51">
            <text:p>2</text:p>
          </table:table-cell>
          <table:table-cell office:value-type="float" office:value="2" table:style-name="ce51">
            <text:p>2</text:p>
          </table:table-cell>
          <table:table-cell table:style-name="ce51"/>
          <table:table-cell table:style-name="ce50"/>
          <table:table-cell table:style-name="ce51"/>
          <table:table-cell table:style-name="ce50"/>
          <table:table-cell office:value-type="float" office:value="7" table:formula="of:=[.R7]+[.T7]+[.V7]+[.X7]" table:style-name="ce12">
            <text:p>7</text:p>
          </table:table-cell>
          <table:table-cell office:value-type="float" office:value="7" table:formula="of:=[.S7]+[.U7]+[.W7]+[.Y7]" table:style-name="ce12">
            <text:p>7</text:p>
          </table:table-cell>
          <table:table-cell office:value-type="float" office:value="92" table:formula="of:=[.P7]+[.Z7]" table:content-validation-name="val1" table:style-name="ce12">
            <text:p>92</text:p>
          </table:table-cell>
          <table:table-cell office:value-type="float" office:value="83.26" table:formula="of:=[.Q7]+[.AA7]" table:content-validation-name="val1" table:style-name="ce12">
            <text:p>83</text:p>
          </table:table-cell>
          <table:table-cell office:value-type="currency" office:value="239430.14" table:content-validation-name="val2" table:style-name="ce14">
            <text:p>£239,430.14</text:p>
          </table:table-cell>
          <table:table-cell table:content-validation-name="val2" table:style-name="ce14"/>
          <table:table-cell table:content-validation-name="val2" table:style-name="ce14"/>
          <table:table-cell office:value-type="currency" office:value="535.19000000000005" table:content-validation-name="val2" table:style-name="ce14">
            <text:p>£535.19</text:p>
          </table:table-cell>
          <table:table-cell office:value-type="currency" office:value="48439.14" table:content-validation-name="val2" table:style-name="ce14">
            <text:p>£48,439.14</text:p>
          </table:table-cell>
          <table:table-cell office:value-type="currency" office:value="25159.940000000002" table:content-validation-name="val2" table:style-name="ce14">
            <text:p>£25,159.94</text:p>
          </table:table-cell>
          <table:table-cell office:value-type="currency" office:value="313564.41000000003" table:formula="of:=SUM([.AD7:.AI7])" table:style-name="ce15">
            <text:p>£313,564.41</text:p>
          </table:table-cell>
          <table:table-cell office:value-type="currency" office:value="31616.400000000001" table:content-validation-name="val2" table:style-name="ce14">
            <text:p>£31,616.40</text:p>
          </table:table-cell>
          <table:table-cell office:value-type="currency" office:value="14812.8" table:content-validation-name="val2" table:style-name="ce14">
            <text:p>£14,812.80</text:p>
          </table:table-cell>
          <table:table-cell office:value-type="currency" office:value="46429.2" table:formula="of:=SUM([.AK7:.AL7])" table:style-name="ce15">
            <text:p>£46,429.20</text:p>
          </table:table-cell>
          <table:table-cell office:value-type="currency" office:value="359993.61000000004" table:formula="of:=[.AJ7]+[.AM7]" table:style-name="ce15">
            <text:p>£359,993.61</text:p>
          </table:table-cell>
          <table:table-cell table:content-validation-name="val1" table:style-name="ce18"/>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39">
            <text:p>Executive Non-Departmental Public Body</text:p>
          </table:table-cell>
          <table:table-cell office:value-type="string" table:style-name="ce40">
            <text:p>Department for Work and Pensions</text:p>
          </table:table-cell>
          <table:table-cell table:style-name="ce42"/>
          <table:table-cell table:style-name="ce45"/>
          <table:table-cell table:style-name="ce48"/>
          <table:table-cell table:style-name="ce60"/>
          <table:table-cell table:style-name="ce62"/>
          <table:table-cell table:style-name="ce66"/>
          <table:table-cell table:style-name="ce68"/>
          <table:table-cell table:style-name="ce71"/>
          <table:table-cell table:style-name="ce74"/>
          <table:table-cell table:style-name="ce73"/>
          <table:table-cell office:value-type="float" office:value="595" table:style-name="ce76">
            <text:p>595</text:p>
          </table:table-cell>
          <table:table-cell office:value-type="float" office:value="573.70000000000005" table:style-name="ce75">
            <text:p>573.7</text:p>
          </table:table-cell>
          <table:table-cell office:value-type="float" office:value="595" table:formula="of:=[.D8]+[.F8]+[.H8]+[.J8]+[.L8]+[.N8]" table:content-validation-name="val1" table:style-name="ce19">
            <text:p>595</text:p>
          </table:table-cell>
          <table:table-cell office:value-type="float" office:value="573.70000000000005" table:formula="of:=[.E8]+[.G8]+[.I8]+[.K8]+[.M8]+[.O8]" table:content-validation-name="val1" table:style-name="ce19">
            <text:p>574</text:p>
          </table:table-cell>
          <table:table-cell office:value-type="float" office:value="10" table:style-name="ce51">
            <text:p>10</text:p>
          </table:table-cell>
          <table:table-cell office:value-type="float" office:value="9.8000000000000007" table:style-name="ce50">
            <text:p>9.8</text:p>
          </table:table-cell>
          <table:table-cell table:style-name="ce51"/>
          <table:table-cell table:style-name="ce50"/>
          <table:table-cell office:value-type="float" office:value="1" table:style-name="ce54">
            <text:p>1</text:p>
          </table:table-cell>
          <table:table-cell office:value-type="float" office:value="0.93714285714285706" table:style-name="ce79">
            <text:p>0.94</text:p>
          </table:table-cell>
          <table:table-cell office:value-type="float" office:value="1" table:style-name="ce51">
            <text:p>1</text:p>
          </table:table-cell>
          <table:table-cell office:value-type="float" office:value="1" table:style-name="ce50">
            <text:p>1</text:p>
          </table:table-cell>
          <table:table-cell office:value-type="float" office:value="12" table:formula="of:=[.R8]+[.T8]+[.V8]+[.X8]" table:style-name="ce19">
            <text:p>12</text:p>
          </table:table-cell>
          <table:table-cell office:value-type="float" office:value="11.737142857142858" table:formula="of:=[.S8]+[.U8]+[.W8]+[.Y8]" table:style-name="ce19">
            <text:p>12</text:p>
          </table:table-cell>
          <table:table-cell office:value-type="float" office:value="607" table:formula="of:=[.P8]+[.Z8]" table:content-validation-name="val1" table:style-name="ce19">
            <text:p>607</text:p>
          </table:table-cell>
          <table:table-cell office:value-type="float" office:value="585.43714285714293" table:formula="of:=[.Q8]+[.AA8]" table:content-validation-name="val1" table:style-name="ce19">
            <text:p>585</text:p>
          </table:table-cell>
          <table:table-cell office:value-type="currency" office:value="2430005.8400000003" table:content-validation-name="val2" table:style-name="ce14">
            <text:p>£2,430,005.84</text:p>
          </table:table-cell>
          <table:table-cell office:value-type="currency" office:value="8505.33" table:content-validation-name="val2" table:style-name="ce14">
            <text:p>£8,505.33</text:p>
          </table:table-cell>
          <table:table-cell office:value-type="currency" office:value="100827.85" table:content-validation-name="val2" table:style-name="ce14">
            <text:p>£100,827.85</text:p>
          </table:table-cell>
          <table:table-cell office:value-type="currency" office:value="10778.489999999998" table:content-validation-name="val2" table:style-name="ce14">
            <text:p>£10,778.49</text:p>
          </table:table-cell>
          <table:table-cell office:value-type="currency" office:value="514030.20000000007" table:content-validation-name="val2" table:style-name="ce14">
            <text:p>£514,030.20</text:p>
          </table:table-cell>
          <table:table-cell office:value-type="currency" office:value="279981.64" table:content-validation-name="val2" table:style-name="ce14">
            <text:p>£279,981.64</text:p>
          </table:table-cell>
          <table:table-cell office:value-type="currency" office:value="3344129.350000001" table:formula="of:=SUM([.AD8:.AI8])" table:style-name="ce15">
            <text:p>£3,344,129.35</text:p>
          </table:table-cell>
          <table:table-cell office:value-type="currency" office:value="129445.90000000001" table:content-validation-name="val2" table:style-name="ce14">
            <text:p>£129,445.90</text:p>
          </table:table-cell>
          <table:table-cell office:value-type="currency" office:value="-30171.730000000003" table:content-validation-name="val2" table:style-name="ce14">
            <text:p>-£30,171.73</text:p>
          </table:table-cell>
          <table:table-cell office:value-type="currency" office:value="99274.170000000013" table:formula="of:=SUM([.AK8:.AL8])" table:style-name="ce15">
            <text:p>£99,274.17</text:p>
          </table:table-cell>
          <table:table-cell office:value-type="currency" office:value="3443403.5200000009" table:formula="of:=[.AJ8]+[.AM8]" table:style-name="ce15">
            <text:p>£3,443,403.52</text:p>
          </table:table-cell>
          <table:table-cell office:value-type="string" table:content-validation-name="val4" table:style-name="ce21">
            <text:p>Overall costs against previous month have reduced, mainly due to a reduction in consultancy costs relating to an overaccrual for the TPR Future project. Payroll costs have decreased since prior month, (despite an increase in FTE numbers and CEO bonus), this is due to the payout of PILON costs in prior month. The overall decrease has been offset by increased non payroll costs mainly in AE.</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39"/>
          <table:table-cell table:style-name="ce40"/>
          <table:table-cell table:style-name="ce43"/>
          <table:table-cell table:style-name="ce46"/>
          <table:table-cell table:style-name="ce49"/>
          <table:table-cell table:style-name="ce58"/>
          <table:table-cell table:style-name="ce63"/>
          <table:table-cell table:style-name="ce64"/>
          <table:table-cell table:style-name="ce69"/>
          <table:table-cell table:style-name="ce72"/>
          <table:table-cell table:style-name="ce43"/>
          <table:table-cell table:style-name="ce46"/>
          <table:table-cell table:style-name="ce43"/>
          <table:table-cell table:style-name="ce46"/>
          <table:table-cell table:content-validation-name="val1" table:style-name="ce23"/>
          <table:table-cell table:content-validation-name="val1" table:style-name="ce24"/>
          <table:table-cell table:style-name="ce43"/>
          <table:table-cell table:style-name="ce46"/>
          <table:table-cell table:style-name="ce78"/>
          <table:table-cell table:style-name="ce77"/>
          <table:table-cell table:style-name="ce43"/>
          <table:table-cell table:style-name="ce46"/>
          <table:table-cell table:style-name="ce81"/>
          <table:table-cell table:style-name="ce80"/>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39"/>
          <table:table-cell table:style-name="ce40"/>
          <table:table-cell table:style-name="ce43"/>
          <table:table-cell table:style-name="ce46"/>
          <table:table-cell table:style-name="ce49"/>
          <table:table-cell table:style-name="ce58"/>
          <table:table-cell table:style-name="ce63"/>
          <table:table-cell table:style-name="ce64"/>
          <table:table-cell table:style-name="ce69"/>
          <table:table-cell table:style-name="ce72"/>
          <table:table-cell table:style-name="ce43"/>
          <table:table-cell table:style-name="ce46"/>
          <table:table-cell table:style-name="ce43"/>
          <table:table-cell table:style-name="ce46"/>
          <table:table-cell table:content-validation-name="val1" table:style-name="ce23"/>
          <table:table-cell table:content-validation-name="val1" table:style-name="ce24"/>
          <table:table-cell table:style-name="ce43"/>
          <table:table-cell table:style-name="ce46"/>
          <table:table-cell table:style-name="ce78"/>
          <table:table-cell table:style-name="ce77"/>
          <table:table-cell table:style-name="ce43"/>
          <table:table-cell table:style-name="ce46"/>
          <table:table-cell table:style-name="ce81"/>
          <table:table-cell table:style-name="ce80"/>
          <table:table-cell table:style-name="ce25"/>
          <table:table-cell table:style-name="ce24"/>
          <table:table-cell table:content-validation-name="val1" table:style-name="ce26"/>
          <table:table-cell table:content-validation-name="val1" table:style-name="ce27"/>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29"/>
          <table:table-cell table:content-validation-name="val2" table:style-name="ce28"/>
          <table:table-cell table:content-validation-name="val2" table:style-name="ce28"/>
          <table:table-cell table:style-name="ce29"/>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39"/>
          <table:table-cell table:style-name="ce40"/>
          <table:table-cell table:style-name="ce43"/>
          <table:table-cell table:style-name="ce46"/>
          <table:table-cell table:style-name="ce49"/>
          <table:table-cell table:style-name="ce58"/>
          <table:table-cell table:style-name="ce63"/>
          <table:table-cell table:style-name="ce64"/>
          <table:table-cell table:style-name="ce69"/>
          <table:table-cell table:style-name="ce72"/>
          <table:table-cell table:style-name="ce43"/>
          <table:table-cell table:style-name="ce46"/>
          <table:table-cell table:style-name="ce43"/>
          <table:table-cell table:style-name="ce46"/>
          <table:table-cell table:content-validation-name="val1" table:style-name="ce23"/>
          <table:table-cell table:content-validation-name="val1" table:style-name="ce24"/>
          <table:table-cell table:style-name="ce43"/>
          <table:table-cell table:style-name="ce46"/>
          <table:table-cell table:style-name="ce78"/>
          <table:table-cell table:style-name="ce77"/>
          <table:table-cell table:style-name="ce43"/>
          <table:table-cell table:style-name="ce46"/>
          <table:table-cell table:style-name="ce81"/>
          <table:table-cell table:style-name="ce80"/>
          <table:table-cell table:style-name="ce25"/>
          <table:table-cell table:style-name="ce24"/>
          <table:table-cell table:content-validation-name="val1" table:style-name="ce26"/>
          <table:table-cell table:content-validation-name="val1" table:style-name="ce27"/>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30"/>
          <table:table-cell table:content-validation-name="val2" table:style-name="ce32"/>
          <table:table-cell table:content-validation-name="val2" table:style-name="ce32"/>
          <table:table-cell table:number-columns-repeated="2" table:style-name="ce30"/>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4">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June 2017</dc:title>
    <meta:initial-creator/>
    <dc:creator/>
    <meta:creation-date>2017-09-18T11:25:55Z</meta:creation-date>
    <dc:date>2017-09-18T11:28:08Z</dc:date>
  </office:meta>
</office:document-meta>
</file>